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nmarshallerImpl.unmarshal( Source source , Class &lt; T &gt; decla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unmarshal(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nmarshallerImpl.unmarshal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unmarshal( XMLEventReader reader , Class &lt; T &gt; decla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setValidating( boolean valida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setListener( 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ge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setSchema(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isValid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getEv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unmarshal( Input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nmarshallerImpl.getXMLRe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nmarshallerImpl.unmarshal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nmarshallerImpl.getAttachmentUn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se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nmarshallerImpl.setAdapter( Class &lt; A &gt; type , A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nmarshallerImpl.unmarshal( XMLEvent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unmarshal( File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UnmarshallerImpl.unmarshal( Node node , Class &lt; T &gt; decla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setAdapter( XmlAdapter adap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nmarshallerImpl.unmarshal( Source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UnmarshallerImpl.setEventHandler( ValidationEv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nmarshallerImpl.getAdapter( Class &lt; A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unmarshal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nmarshallerImpl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createUnmarshalException( SAXException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UnmarshallerImpl.unmarshal( XMLStreamReader reader , Class &lt; T &gt; decla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Impl.setAttachmentUnmarshaller( AttachmentUnmarshaller a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